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style="italic" style:font-style-asian="italic" style:font-style-complex="italic"/>
    </style:style>
    <style:style style:name="P3" style:parent-style-name="Normal" style:family="paragraph">
      <style:text-properties fo:font-style="italic" style:font-style-asian="italic" style:font-style-complex="italic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" style:parent-style-name="Normal" style:family="paragraph">
      <style:paragraph-properties fo:break-before="page"/>
      <style:text-properties fo:hyphenate="true"/>
    </style:style>
    <style:style style:name="T11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2" style:parent-style-name="Tipodeletrapredefinidodoparágrafo" style:family="text">
      <style:text-properties fo:font-style="italic" style:font-style-asian="italic" style:font-style-complex="italic" fo:language="en" fo:country="US"/>
    </style:style>
    <style:style style:name="T1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4" style:parent-style-name="Tipodeletrapredefinidodoparágrafo" style:family="text">
      <style:text-properties fo:font-style="italic" style:font-style-asian="italic" style:font-style-complex="italic" fo:language="en" fo:country="US"/>
    </style:style>
    <style:style style:name="P1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6" style:parent-style-name="Normal" style:family="paragraph">
      <style:text-properties fo:font-style="italic" style:font-style-asian="italic" style:font-style-complex="italic"/>
    </style:style>
    <style:style style:name="P17" style:parent-style-name="Normal" style:family="paragraph">
      <style:text-properties fo:font-style="italic" style:font-style-asian="italic" style:font-style-complex="italic"/>
    </style:style>
    <style:style style:name="P18" style:parent-style-name="Normal" style:family="paragraph">
      <style:text-properties fo:font-style="italic" style:font-style-asian="italic" style:font-style-complex="italic"/>
    </style:style>
    <style:style style:name="P19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20" style:parent-style-name="Tipodeletrapredefinidodoparágrafo" style:family="text">
      <style:text-properties fo:font-style="italic" style:font-style-asian="italic" style:font-style-complex="italic"/>
    </style:style>
    <style:style style:name="T21" style:parent-style-name="Tipodeletrapredefinidodoparágrafo" style:family="text">
      <style:text-properties fo:font-style="italic" style:font-style-asian="italic" style:font-style-complex="italic"/>
    </style:style>
    <style:style style:name="T22" style:parent-style-name="Tipodeletrapredefinidodoparágrafo" style:family="text">
      <style:text-properties fo:font-style="italic" style:font-style-asian="italic" style:font-style-complex="italic" fo:language="pt" fo:country="BR"/>
    </style:style>
    <style:style style:name="P23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 fo:font-size="16pt" style:font-size-asian="16pt" style:font-size-complex="16pt"/>
    </style:style>
    <style:style style:name="P26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8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9" style:parent-style-name="Normal" style:family="paragraph">
      <style:text-properties fo:font-style="italic" style:font-style-asian="italic" style:font-style-complex="italic" fo:language="pt" fo:country="BR"/>
    </style:style>
    <style:style style:name="P30" style:parent-style-name="Normal" style:family="paragraph">
      <style:text-properties fo:font-style="italic" style:font-style-asian="italic" style:font-style-complex="italic" fo:language="pt" fo:country="BR"/>
    </style:style>
  </office:automatic-styles>
  <office:body>
    <office:text text:use-soft-page-breaks="true">
      <text:p text:style-name="P1">Relatório</text:p>
      <text:p text:style-name="P2">Mariama Kamara<text:s/></text:p>
      <text:p text:style-name="P3">32242</text:p>
      <text:p text:style-name="Normal"/>
      <text:p text:style-name="P4">Observação:</text:p>
      <text:p text:style-name="Normal">Foquei me na criação das estruturas de Stacks e Queues, pois sentia-me com mais dificuldades nelas e queria-me desafiar, não só a aprender a implementar Stacks e Queues, mas como também implementá-las utilizando Linked list. Também trabalhei na junção dos nossos códigos, fazendo alguns acréscimos e modificações. Implementei a verificação dos IDs, e ajudei na implementação de Quick Sort na função de buscarTarefaPorID.<text:s/></text:p>
      <text:p text:style-name="Normal">Propus a ideia de trabalhamos individualmente em secções diferentes, porque confundo-me rapidamente quando tenho muitas linhas de código, optando assim por trabalhar por blocos/partes.</text:p>
      <text:p text:style-name="P5">Link ao GitHub:</text:p>
      <text:p text:style-name="Normal"><text:a xlink:href="https://github.com/atumferoz/Projeto-Final_P1" office:target-frame-name="_top" xlink:show="replace"><text:span text:style-name="Hiperligação">atumferoz/Projeto-Final_P1 (github.com)</text:span></text:a></text:p>
      <text:p text:style-name="P6">Apoios Utilizados:</text:p>
      <text:p text:style-name="Normal">Usei principalmente os exercícios do professor ao longo do semestre.</text:p>
      <text:p text:style-name="Normal">Usei o Chatgpt, Bing Ai, Gemini e AI Debugger, para a explicação de conceitos que estava a encontrar dificuldades em compreender, também os usei como debuggers e forma de pesquisa rápida.</text:p>
      <text:p text:style-name="P7">Usei Reddit, Stack Overflow e GitHub.</text:p>
      <text:p text:style-name="P8"/>
      <text:p text:style-name="P9">Autoavaliação: 14</text:p>
      <text:p text:style-name="Normal">Procurei aprender a teoria e os conceitos antes de implementar o código no algoritmo. Procurei sempre as melhores formas de implementação e sempre testei o algoritmo por algumas falhas que possa existir por esquecimento ou por má implementação. Sinto que fiz um bom trabalho, mas podia ter submetido algo melhor se tivesse gerido melhor o meu tempo académico.</text:p>
      <text:p text:style-name="P10"/>
      <text:p text:style-name="Normal"><text:span text:style-name="T11">Name:</text:span><text:span text:style-name="T12"><text:s/>Hélio Sanches Brito</text:span></text:p>
      <text:p text:style-name="Normal"><text:span text:style-name="T13">Number</text:span><text:span text:style-name="T14">: 32444</text:span></text:p>
      <text:p text:style-name="P15">Observação:</text:p>
      <text:p text:style-name="P16">Fiquei responsável por criar as funções para o funcionamento do menu para minha colega Mariama pudesse juntar ao seu código para o gerenciamento das prioridades, trabalhei também na melhoria do mesmo ao longo prazo.</text:p>
      <text:p text:style-name="P17">A principal dificuldade em relação ao trabalho foi com certeza a parte do json, o que me custou um bom tempo e um grande desgaste mental, mas serviu como um grande desafio, mas ainda sim sinto que poderíamos ter feito um trabalho melhor, mas o fator tempo bem como como outros trabalhos não foram um bom incentivo.</text:p>
      <text:p text:style-name="P18"/>
      <text:p text:style-name="P19">Apoios Utilizados:</text:p>
      <text:p text:style-name="Normal"><text:span text:style-name="T20">Utilizei a inteligência artificial “BlackBox” para ajudar principalmente com com erros que não conseguimos resolver por nós mesmo, bem como o Youtube, Stack</text:span><text:s/>Overflow e GitHub.</text:p>
      <text:p text:style-name="Normal"><text:span text:style-name="T21">A parte eu implementei o json só foi possível devido a este vídeo</text:span><text:span text:style-name="T22">:</text:span><text:s/><text:a xlink:href="https://www.youtube.com/watch?v=ZU8OWIlyA-8" office:target-frame-name="_top" xlink:show="replace"><text:span text:style-name="Hiperligação">Interpretando Json em C utilizando a biblioteca jsmn (youtube.com)</text:span></text:a></text:p>
      <text:p text:style-name="P23">Autoavaliação: 16</text:p>
      <text:p text:style-name="P24"/>
      <text:p text:style-name="P25">Atenção!!!!</text:p>
      <text:p text:style-name="P26">Antes de executar o programa deve primeiro executar este comando na mesmo diretório onde o programa está:</text:p>
      <text:p text:style-name="P27"/>
      <text:p text:style-name="P28">gcc -o completecode.exe completecode.c jsmn.c</text:p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pt" fo:country="PT" fo:hyphenate="false"/>
    </style:style>
    <style:style style:name="Tipodeletrapredefinidodoparágrafo" style:display-name="Tipo de letra predefinido do parágrafo" style:family="text"/>
    <style:style style:name="Heading1Char" style:display-name="Heading 1 Cha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Tipodeletrapredefinidodoparágrafo">
      <style:text-properties style:font-name-asian="Times New Roman" style:font-name-complex="Times New Roman" fo:color="#0F4761"/>
    </style:style>
    <style:style style:name="Heading6Char" style:display-name="Heading 6 Cha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Tipodeletrapredefinidodoparágrafo">
      <style:text-properties style:font-name-asian="Times New Roman" style:font-name-complex="Times New Roman" fo:color="#595959"/>
    </style:style>
    <style:style style:name="Heading8Char" style:display-name="Heading 8 Cha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ne Cecilia</meta:initial-creator>
    <dc:creator>Hélio Brito</dc:creator>
    <meta:creation-date>2024-06-14T19:42:00Z</meta:creation-date>
    <dc:date>2024-06-16T22:47:00Z</dc:date>
    <meta:template xlink:href="Normal" xlink:type="simple"/>
    <meta:editing-cycles>7</meta:editing-cycles>
    <meta:editing-duration>PT79620S</meta:editing-duration>
    <meta:document-statistic meta:page-count="2" meta:paragraph-count="5" meta:word-count="410" meta:character-count="2622" meta:row-count="18" meta:non-whitespace-character-count="2217"/>
  </office:meta>
</office:document-meta>
</file>